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4" style:family="table">
      <style:table-properties style:width="17.013cm" fo:margin-left="0cm" table:align="left"/>
    </style:style>
    <style:style style:name="Tableau4.A" style:family="table-column">
      <style:table-column-properties style:column-width="9.998cm"/>
    </style:style>
    <style:style style:name="Tableau4.B" style:family="table-column">
      <style:table-column-properties style:column-width="7.015cm"/>
    </style:style>
    <style:style style:name="Tableau4.1" style:family="table-row">
      <style:table-row-properties style:min-row-height="2.487cm"/>
    </style:style>
    <style:style style:name="Tableau4.A1" style:family="table-cell">
      <style:table-cell-properties style:writing-mode="page"/>
    </style:style>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text-properties style:font-name="arial" fo:font-size="11pt" style:font-size-asian="11pt" style:font-size-complex="11pt"/>
    </style:style>
    <style:style style:name="P2" style:family="paragraph" style:parent-style-name="UrbanBody">
      <style:text-properties style:font-name="arial" fo:font-size="11pt" fo:font-weight="bold" style:font-size-asian="11pt" style:font-weight-asian="bold" style:font-size-complex="11pt" style:font-weight-complex="bold"/>
    </style:style>
    <style:style style:name="P3" style:family="paragraph" style:parent-style-name="UrbanBody">
      <style:text-properties style:font-name="arial" fo:font-size="11pt" style:text-underline-style="none" style:font-size-asian="11pt" style:font-size-complex="11pt"/>
    </style:style>
    <style:style style:name="P4" style:family="paragraph" style:parent-style-name="UrbanBody">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UrbanTitle">
      <style:text-properties style:font-name="aria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1pt" officeooo:paragraph-rsid="000809b6" style:font-size-asian="11pt" style:font-size-complex="11pt"/>
    </style:style>
    <style:style style:name="P7" style:family="paragraph" style:parent-style-name="Standard">
      <style:text-properties style:font-name="arial" fo:font-size="11pt" officeooo:paragraph-rsid="000809b6"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809b6" style:font-size-asian="10pt" style:font-size-complex="10pt"/>
    </style:style>
    <style:style style:name="P9" style:family="paragraph" style:parent-style-name="UrbanTable">
      <style:text-properties style:font-name="arial" fo:font-size="11pt" style:font-size-asian="11pt" style:font-size-complex="11pt"/>
    </style:style>
    <style:style style:name="P10" style:family="paragraph" style:parent-style-name="UrbanTable">
      <style:paragraph-properties fo:text-align="start" style:justify-single-word="false"/>
      <style:text-properties style:font-name="arial" fo:font-size="11pt" style:font-size-asian="11pt" style:font-size-complex="11pt"/>
    </style:style>
    <style:style style:name="P11" style:family="paragraph" style:parent-style-name="UrbanTitle3">
      <style:text-properties style:font-name="arial" fo:font-size="11pt" style:font-size-asian="11pt" style:font-size-complex="11pt"/>
    </style:style>
    <style:style style:name="P12" style:family="paragraph" style:parent-style-name="UrbanBody" style:list-style-name="L1">
      <style:text-properties style:font-name="arial" fo:font-size="11pt" style:font-size-asian="11pt" style:font-size-complex="11pt"/>
    </style:style>
    <style:style style:name="P13" style:family="paragraph" style:parent-style-name="UrbanBody" style:list-style-name="L3">
      <style:text-properties style:font-name="arial" fo:font-size="11pt" style:font-size-asian="11pt" style:font-size-complex="11pt"/>
    </style:style>
    <style:style style:name="P14" style:family="paragraph" style:parent-style-name="UrbanTable" style:list-style-name="L2">
      <style:text-properties style:font-name="arial" fo:font-size="11pt" style:font-size-asian="11pt" style:font-size-complex="11pt"/>
    </style:style>
    <style:style style:name="P15" style:family="paragraph" style:parent-style-name="UrbanTable" style:list-style-name="L4">
      <style:text-properties style:font-name="arial" fo:font-size="11pt" style:font-size-asian="11pt" style:font-size-complex="11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table:style-name="Tableau4.A1" office:value-type="string">
            <text:p text:style-name="P6"><office:annotation><dc:creator>Gauthier Bastien</dc:creator><dc:date>2011-01-13T14:56:41</dc:date><text:p text:style-name="P16"><text:span text:style-name="T16">do text</text:span></text:p><text:p text:style-name="P16"><text:span text:style-name="T16">from document(at=header, format='odt')</text:span></text:p></office:annotation><text:span text:style-name="T4">Import depuis header.odt</text:span></text:p>
          </table:table-cell>
          <table:table-cell table:style-name="Tableau4.A1" office:value-type="string">
            <text:p text:style-name="P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2"><office:annotation><dc:creator>sde </dc:creator><dc:date>2011-07-27T10:01:44</dc:date><text:p text:style-name="P16"><text:span text:style-name="T10">do text if not len(self.getNotaryContact()) &gt; 1</text:span></text:p><text:p text:style-name="P16"><text:span text:style-name="T11">from xhtml(self.portal_urban.decorateHTML('UrbanBody',self.getNotaryContact()[0].getSignaletic(withaddress=True,linebyline=True)))</text:span></text:p></office:annotation></text:span><text:span text:style-name="T2">Titre Nom Prénom<text:line-break/>Adresse ligne1<text:line-break/>Adresse ligne2</text:span></text:p>
            <text:p text:style-name="P6"><text:span text:style-name="T5"><office:annotation><dc:creator>sde </dc:creator><dc:date>2011-07-27T10:01:59</dc:date><text:p text:style-name="P16"><text:span text:style-name="T10">do text if len(self.getNotaryContact()) &gt; 1</text:span></text:p></office:annotation></text:span><text:span text:style-name="T5">&lt;%Titre%&gt; &lt;%Nom%&gt; &lt;%Prenom%&gt;<text:line-break/>&lt;%AdresseLigne1%&gt;<text:line-break/>&lt;%AdresseLigne2%&gt;</text:span></text:p>
          </table:table-cell>
        </table:table-row>
      </table:table>
      <text:p text:style-name="P7"/>
      <text:p text:style-name="P1"/>
      <text:p text:style-name="P5">CERTIFICAT D'URBANISME N° 1</text:p>
      <text:p text:style-name="P1"/>
      <text:p text:style-name="P1"/>
      <text:p text:style-name="P1"/>
      <text:p text:style-name="P2">Vos références : <text:span text:style-name="T7"><text:text-input text:description="Evénement-Décision">self.getValueForTemplate('receivedDocumentReference', obj=self.getLastDeposit())</text:text-input></text:span></text:p>
      <text:p text:style-name="P1"><office:annotation><dc:creator>Gauthier Bastien</dc:creator><dc:date>2011-02-16T16:12:24</dc:date><text:p text:style-name="P16"><text:span text:style-name="T15">do text if len(self.getNotaryContact()) &gt; 1</text:span></text:p></office:annotation><text:span text:style-name="T6">Demandeurs :</text:span> <text:text-input text:description="Demandeurs">self.getApplicants() and self.getApplicantsSignaletic() or self.getNotariesSignaletic()</text:text-input></text:p>
      <text:p text:style-name="P1"><office:annotation><dc:creator>Gauthier Bastien</dc:creator><dc:date>2011-02-16T16:13:21</dc:date><text:p text:style-name="P16"><text:span text:style-name="T14">do text if not len(self.getNotaryContact()) &gt; 1</text:span></text:p></office:annotation><text:span text:style-name="T6">Demandeur :</text:span> <text:s/><text:text-input text:description="Demandeurs">self.getApplicants() and self.getApplicantsSignaletic() or self.getNotariesSignaletic()</text:text-input></text:p>
      <text:p text:style-name="P1"><text:span text:style-name="T6">Objet :</text:span> Certificat d'urbanisme n°1 (<text:text-input text:description="Objet">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self.getPortionOutsText()</text:text-input></text:p>
      <text:p text:style-name="P1"/>
      <text:p text:style-name="P1"><office:annotation><dc:creator>Gauthier Bastien</dc:creator><dc:date>2011-02-21T09:23:46</dc:date><text:p text:style-name="P16"><text:span text:style-name="T11">do text if not len(self.getNotaryContact()) &gt; 1</text:span></text:p></office:annotation><text:text-input text:description="Notaire-Titre">self.getValueForTemplate('personTitle', obj=self.getNotaryContact()[0])</text:text-input>,</text:p>
      <text:p text:style-name="P1"><office:annotation><dc:creator>Gauthier Bastien</dc:creator><dc:date>2011-02-21T09:23:46</dc:date><text:p text:style-name="P16"><text:span text:style-name="T11">do text if len(self.getNotaryContact()) &gt; 1</text:span></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xml:id="list1078735700" text:style-name="L1">
        <text:list-item>
          <text:p text:style-name="P12">Le bien en cause :</text:p>
        </text:list-item>
      </text:list>
      <table:table table:name="Tableau1" table:style-name="Tableau1">
        <table:table-column table:style-name="Tableau1.A"/>
        <table:table-column table:style-name="Tableau1.B"/>
        <table:table-row>
          <table:table-cell table:style-name="Tableau1.A1" office:value-type="string">
            <text:list xml:id="list540750890" text:style-name="L2">
              <text:list-item>
                <text:p text:style-name="P14"><office:annotation><dc:creator>Gauthier Bastien</dc:creator><dc:date>2011-01-03T12:18:15</dc:date><text:p text:style-name="P16"><text:span text:style-name="T12">do row for elt in self.getSpecificFeaturesForTemplate()</text:span></text:p></office:annotation></text:p>
              </text:list-item>
            </text:list>
          </table:table-cell>
          <table:table-cell table:style-name="Tableau1.A1" office:value-type="string">
            <text:p text:style-name="P9"><office:annotation><dc:creator>Gauthier Bastien</dc:creator><dc:date>2011-01-03T12:39:14</dc:date><text:p text:style-name="P16"><text:span text:style-name="T12">do text</text:span></text:p><text:p text:style-name="P16"><text:span text:style-name="T12">from xhtml(elt)</text:span></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table:style-name="Tableau3.A1" office:value-type="string">
            <text:p text:style-name="P10"><office:annotation><dc:creator>Gauthier Bastien</dc:creator><dc:date>2011-01-03T12:18:15</dc:date><text:p text:style-name="P16"><text:span text:style-name="T12">do row for elt in self.getOpinionsToAskForWorks(theObjects=True)</text:span></text:p></office:annotation><text:span text:style-name="T6"><text:text-input text:description="Titre de l'avis">elt.Title()</text:text-input></text:span></text:p>
            <text:p text:style-name="P10"><office:annotation><dc:creator>Gauthier Bastien</dc:creator><dc:date>2012-01-05T14:14:03</dc:date><text:p text:style-name="P16"><text:span text:style-name="T13">do text</text:span></text:p><text:p text:style-name="P16"><text:span text:style-name="T13">from xhtml(elt.Description())</text:span></text:p></office:annotation>Description</text:p>
          </table:table-cell>
        </table:table-row>
      </table:table>
      <text:p text:style-name="P1"/>
      <text:p text:style-name="P3"/>
      <text:p text:style-name="P4">Divers : Le bien :</text:p>
      <text:p text:style-name="P1"/>
      <text:list xml:id="list1126816974" text:style-name="L3">
        <text:list-item>
          <text:p text:style-name="P13">Le bien en cause :</text:p>
        </text:list-item>
      </text:list>
      <table:table table:name="Tableau2" table:style-name="Tableau2">
        <table:table-column table:style-name="Tableau2.A"/>
        <table:table-column table:style-name="Tableau2.B"/>
        <text:soft-page-break/>
        <table:table-row>
          <table:table-cell table:style-name="Tableau2.A1" office:value-type="string">
            <text:list xml:id="list926061192" text:style-name="L4">
              <text:list-item>
                <text:p text:style-name="P15"><office:annotation><dc:creator>Gauthier Bastien</dc:creator><dc:date>2011-01-03T12:18:15</dc:date><text:p text:style-name="P16"><text:span text:style-name="T12">do row for elt in self.getSpecificFeaturesForTemplate(where=['township'])</text:span></text:p></office:annotation></text:p>
              </text:list-item>
            </text:list>
          </table:table-cell>
          <table:table-cell table:style-name="Tableau2.A1" office:value-type="string">
            <text:p text:style-name="P9"><office:annotation><dc:creator>Gauthier Bastien</dc:creator><dc:date>2011-01-03T12:39:14</dc:date><text:p text:style-name="P16"><text:span text:style-name="T10">do text</text:span></text:p><text:p text:style-name="P16"><text:span text:style-name="T10">from xhtml(elt)</text:span></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office:annotation><dc:creator>Gauthier Bastien</dc:creator><dc:date>2011-02-21T09:23:46</dc:date><text:p text:style-name="P16"><text:span text:style-name="T11">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P1"><office:annotation><dc:creator>Gauthier Bastien</dc:creator><dc:date>2011-02-21T09:23:46</dc:date><text:p text:style-name="P16"><text:span text:style-name="T11">do text if len(self.getNotaryContact()) &gt; 1</text:span></text:p></office:annotation>Demeurant à votre disposition, nous vous prions d'agréer, <text:span text:style-name="T1">&lt;%Titre%&gt;</text:span>, nos salutations distinguées.</text:p>
      <text:p text:style-name="P1"/>
      <text:p text:style-name="P1"/>
      <text:p text:style-name="P1"><text:span text:style-name="T3"><office:annotation><dc:creator>sde </dc:creator><dc:date>2011-07-27T10:02:32</dc:date><text:p text:style-name="P16"><text:span text:style-name="T10">do text</text:span></text:p><text:p text:style-name="P16"><text:span text:style-name="T11">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0:16.453513247</dc:date>
    <meta:editing-duration>PT13H48M16S</meta:editing-duration>
    <meta:editing-cycles>81</meta:editing-cycles>
    <meta:generator>LibreOffice/6.4.6.2$Linux_X86_64 LibreOffice_project/40$Build-2</meta:generator>
    <meta:document-statistic meta:table-count="4" meta:image-count="0" meta:object-count="0" meta:page-count="2" meta:paragraph-count="35" meta:word-count="337" meta:character-count="2560" meta:non-whitespace-character-count="2290"/>
  </office:meta>
</office:document-meta>
</file>